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icFont" svg:font-family="FonicFont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byssinica SIL" officeooo:rsid="000168c3" officeooo:paragraph-rsid="000168c3"/>
    </style:style>
    <style:style style:name="P2" style:family="paragraph" style:parent-style-name="Preformatted_20_Text">
      <style:text-properties style:font-name="Abyssinica SIL" fo:font-size="8pt" officeooo:rsid="000168c3" officeooo:paragraph-rsid="000168c3" style:font-size-asian="8pt" style:font-size-complex="8pt"/>
    </style:style>
    <style:style style:name="P3" style:family="paragraph" style:parent-style-name="Preformatted_20_Text">
      <style:text-properties style:font-name="Abyssinica SIL" fo:font-size="8pt" officeooo:rsid="00029bce" officeooo:paragraph-rsid="00029bce" style:font-size-asian="8pt" style:font-size-complex="8pt"/>
    </style:style>
    <style:style style:name="P4" style:family="paragraph" style:parent-style-name="Preformatted_20_Text">
      <style:text-properties style:font-name="Abyssinica SIL" fo:font-size="8pt" officeooo:rsid="00029bce" officeooo:paragraph-rsid="00029bce" style:font-size-asian="7pt" style:font-size-complex="8pt"/>
    </style:style>
    <style:style style:name="P5" style:family="paragraph" style:parent-style-name="Preformatted_20_Text">
      <style:text-properties style:font-name="Abyssinica SIL" fo:font-size="8pt" officeooo:rsid="00033237" officeooo:paragraph-rsid="00033237" style:font-size-asian="7pt" style:font-size-complex="8pt"/>
    </style:style>
    <style:style style:name="P6" style:family="paragraph" style:parent-style-name="Preformatted_20_Text">
      <style:text-properties style:font-name="Abyssinica SIL" fo:font-size="8pt" officeooo:rsid="00033237" officeooo:paragraph-rsid="000376d8" style:font-size-asian="7pt" style:font-size-complex="8pt"/>
    </style:style>
    <style:style style:name="P7" style:family="paragraph" style:parent-style-name="Preformatted_20_Text">
      <style:text-properties style:font-name="Abyssinica SIL" fo:font-size="8pt" officeooo:rsid="00033237" officeooo:paragraph-rsid="00041ac0" style:font-size-asian="7pt" style:font-size-complex="8pt"/>
    </style:style>
    <style:style style:name="P8" style:family="paragraph" style:parent-style-name="Preformatted_20_Text">
      <style:text-properties style:font-name="Abyssinica SIL" fo:font-size="12pt" officeooo:rsid="00029bce" officeooo:paragraph-rsid="00029bce" style:font-size-asian="10.5pt" style:font-size-complex="12pt"/>
    </style:style>
    <style:style style:name="P9" style:family="paragraph" style:parent-style-name="Preformatted_20_Text">
      <style:paragraph-properties fo:margin-left="0.4925in" fo:margin-right="0in" fo:text-indent="0in" style:auto-text-indent="false"/>
      <style:text-properties style:font-name="Abyssinica SIL" fo:font-size="8pt" officeooo:rsid="00033237" officeooo:paragraph-rsid="000376d8" style:font-size-asian="7pt" style:font-size-complex="8pt"/>
    </style:style>
    <style:style style:name="T1" style:family="text">
      <style:text-properties officeooo:rsid="000376d8"/>
    </style:style>
    <style:style style:name="T2" style:family="text">
      <style:text-properties officeooo:rsid="00041ac0"/>
    </style:style>
    <style:style style:name="T3" style:family="text">
      <style:text-properties style:font-name="Abyssinica SIL" officeooo:rsid="00041ac0"/>
    </style:style>
    <style:style style:name="T4" style:family="text">
      <style:text-properties officeooo:rsid="00053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3:</text:p>
      <text:p text:style-name="P2"/>
      <text:p text:style-name="P2"><text:tab/>Reflection <text:s/>git page is up. (do bef<text:span text:style-name="T4">or</text:span>e every-monday<text:span text:style-name="T4">)</text:span></text:p>
      <text:p text:style-name="P2"/>
      <text:p text:style-name="P2">Read chapters 1-4</text:p>
      <text:p text:style-name="P2"/>
      <text:p text:style-name="P3">Assignment 1 due Tuesday midnight</text:p>
      <text:p text:style-name="P3"/>
      <text:p text:style-name="P3"/>
      <text:p text:style-name="P8">Visualization Design:</text:p>
      <text:p text:style-name="P8"/>
      <text:p text:style-name="P4"><text:tab/>(pick 10 viz librarys)</text:p>
      <text:p text:style-name="P4"/>
      <text:p text:style-name="P4"><text:tab/><text:tab/>ex: gnuplot</text:p>
      <text:p text:style-name="P4"><text:tab/><text:tab/>flourish studio</text:p>
      <text:p text:style-name="P4"><text:tab/><text:tab/>ploty</text:p>
      <text:p text:style-name="P4"><text:tab/><text:tab/></text:p>
      <text:p text:style-name="P4"/>
      <text:p text:style-name="P5">Designing process:</text:p>
      <text:p text:style-name="P5"><text:tab/>intro</text:p>
      <text:p text:style-name="P5"><text:tab/><text:tab/>creating something new to solve a problem</text:p>
      <text:p text:style-name="P5"><text:tab/><text:tab/>Not just making things pretty</text:p>
      <text:p text:style-name="P5"><text:tab/><text:tab/>Form &amp; Fu<text:span text:style-name="T4">n</text:span>ction</text:p>
      <text:p text:style-name="P5"><text:tab/><text:tab/>define and <text:span text:style-name="T4">enumerate</text:span> the data vars and tasks in the domain</text:p>
      <text:p text:style-name="P6"><text:tab/><text:tab/><text:span text:style-name="T1">(remember double diamond)</text:span></text:p>
      <text:p text:style-name="P6"><text:span text:style-name="T1"><text:tab/></text:span></text:p>
      <text:p text:style-name="P6"><text:span text:style-name="T1"><text:tab/>When do we design?</text:span></text:p>
      <text:p text:style-name="P6"><text:span text:style-name="T1"><text:tab/><text:tab/>“Wicked” problem: ex climate change</text:span></text:p>
      <text:p text:style-name="P6"><text:span text:style-name="T1"><text:tab/><text:tab/>look up: human centered design and user centered design</text:span></text:p>
      <text:p text:style-name="P6"><text:tab/><text:tab/></text:p>
      <text:p text:style-name="P6"><text:tab/><text:span text:style-name="T1">Problem v Technique driven</text:span></text:p>
      <text:p text:style-name="P6"/>
      <text:p text:style-name="P9"><text:tab/><text:span text:style-name="T1">problem driven:</text:span></text:p>
      <text:p text:style-name="P9"><text:tab/><text:tab/><text:span text:style-name="T1">top-down</text:span></text:p>
      <text:p text:style-name="P9"><text:tab/><text:tab/><text:span text:style-name="T1">design a solution for efficientcy</text:span></text:p>
      <text:p text:style-name="P9"><text:tab/></text:p>
      <text:p text:style-name="P9"><text:tab/><text:span text:style-name="T1">Technique driven:</text:span></text:p>
      <text:p text:style-name="P9"><text:tab/><text:tab/><text:span text:style-name="T1">bottom up</text:span></text:p>
      <text:p text:style-name="P9"><text:tab/><text:tab/><text:span text:style-name="T1">invent new idioms </text:span></text:p>
      <text:p text:style-name="P9"><text:tab/><text:tab/><text:span text:style-name="T1">classify and compare against other idioms and algorithms</text:span></text:p>
      <text:p text:style-name="P9"><text:tab/><text:tab/></text:p>
      <text:p text:style-name="P5"/>
      <text:p text:style-name="P5"><text:tab/><text:span text:style-name="T2">Personals</text:span></text:p>
      <text:p text:style-name="P5"/>
      <text:p text:style-name="P7"><text:tab/><text:tab/><text:span text:style-name="T2">Note who will be looking at the chart/VIZ (Personals)</text:span></text:p>
      <text:p text:style-name="P5"/>
      <text:p text:style-name="P5"><text:tab/><text:span text:style-name="T2">Nested Model WOW)</text:span></text:p>
      <text:p text:style-name="P5"><text:tab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icFont" svg:font-family="FonicFont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23:30:16.124117038</dc:date>
    <meta:editing-duration>PT9H21M4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119" meta:character-count="795" meta:non-whitespace-character-count="654"/>
  </office:meta>
</office:document-meta>
</file>